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rrencyStyleFormatterTests.form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cyStyleFormatterTests.pars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cyStyleFormatterTests.parseValueNotLenien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rencyStyleFormatterTests.parseBogu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rencyStyleFormatterTests.parseValueDefaultRound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rencyStyleFormatterTests.parseWho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